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iberation Sans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 style:master-page-name="HTML">
      <style:paragraph-properties fo:margin-top="0cm" fo:margin-bottom="0.499cm" loext:contextual-spacing="false" fo:text-align="justify" style:justify-single-word="false" style:page-number="auto"/>
      <style:text-properties officeooo:paragraph-rsid="000b88ff"/>
    </style:style>
    <style:style style:name="P2" style:family="paragraph" style:parent-style-name="Standard">
      <style:paragraph-properties fo:margin-top="0cm" fo:margin-bottom="0.499cm" loext:contextual-spacing="false" fo:text-align="justify" style:justify-single-word="false"/>
      <style:text-properties officeooo:paragraph-rsid="000b88ff"/>
    </style:style>
    <style:style style:name="P3" style:family="paragraph" style:parent-style-name="Standard">
      <style:paragraph-properties fo:margin-top="0cm" fo:margin-bottom="0.499cm" loext:contextual-spacing="false" fo:text-align="center" style:justify-single-word="false"/>
      <style:text-properties style:text-underline-style="solid" style:text-underline-width="auto" style:text-underline-color="font-color" fo:font-weight="bold" officeooo:rsid="000b88ff" officeooo:paragraph-rsid="000b88ff" style:font-weight-asian="bold" style:font-weight-complex="bold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 style:list-style-name="L1">
      <style:paragraph-properties fo:text-align="justify" style:justify-single-word="false"/>
    </style:style>
    <style:style style:name="P6" style:family="paragraph" style:parent-style-name="Text_20_body" style:list-style-name="L1">
      <style:paragraph-properties fo:margin-top="0cm" fo:margin-bottom="0cm" loext:contextual-spacing="false" fo:text-align="justify" style:justify-single-word="false"/>
    </style:style>
    <style:style style:name="P7" style:family="paragraph" style:parent-style-name="Text_20_body" style:list-style-name="L1">
      <style:paragraph-properties fo:margin-top="0cm" fo:margin-bottom="0cm" loext:contextual-spacing="false" fo:text-align="justify" style:justify-single-word="false"/>
      <style:text-properties officeooo:paragraph-rsid="000b88ff"/>
    </style:style>
    <style:style style:name="T1" style:family="text">
      <style:text-properties fo:font-weight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Importer le tableau des concessions de logement</text:p>
      <text:p text:style-name="P2"/>
      <text:p text:style-name="P2">Le fichier importé énumère la liste des matricules bénéficiant d'une concession de logement, pour chaque <text:line-break/>année et mois. </text:p>
      <text:p text:style-name="P2">Il doit être au format CSV (séparateur point-virgule) et encodé en caractères Latin-1 ou Windows-1252.</text:p>
      <text:p text:style-name="P2"><text:s/>Les colonnes doivent comporter les intitulés Matricule, Année, Mois, Logement, dans cet ordre : </text:p>
      <text:list xml:id="list2362420148" text:style-name="L1">
        <text:list-item>
          <text:p text:style-name="P6"><text:span text:style-name="T1">Matricule</text:span> : Matricule de l'agent au mois concerné. </text:p>
        </text:list-item>
        <text:list-item>
          <text:p text:style-name="P6"><text:span text:style-name="T1">Année</text:span> : année de la période sous revue. </text:p>
        </text:list-item>
        <text:list-item>
          <text:p text:style-name="P6"><text:span text:style-name="T1">Mois</text:span> : mois de la période sous revue. </text:p>
        </text:list-item>
        <text:list-item>
          <text:p text:style-name="P7"><text:span text:style-name="T1">Logement</text:span> : type du logement, par nécessité absolue de service ou par utilité de service.</text:p>
          <text:p text:style-name="P7"><text:line-break/>Valeurs possibles : </text:p>
          <text:list>
            <text:list-item>
              <text:p text:style-name="P6"><text:span text:style-name="T1">NAS</text:span> : nécessité absolue de service </text:p>
            </text:list-item>
            <text:list-item>
              <text:p text:style-name="P6"><text:span text:style-name="T1">US</text:span> : utilité de service </text:p>
            </text:list-item>
            <text:list-item>
              <text:p text:style-name="P5"><text:span text:style-name="T1">AUTRE</text:span> : autre cas </text:p>
            </text:list-item>
          </text:list>
        </text:list-item>
      </text:list>
      <text:p text:style-name="P4"><text:line-break/>Ces données sont utilisées pour contrôler le cumul des concessions de logement et de certaines indemnité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iberation Sans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Liberation Sans" style:font-size-asian="12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Liberation Sans" style:font-size-asian="12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Linux_X86_64 LibreOffice_project/40m0$Build-2</meta:generator>
    <dc:date>2018-06-17T20:11:12.535461198</dc:date>
    <meta:editing-duration>PT2M10S</meta:editing-duration>
    <meta:editing-cycles>1</meta:editing-cycles>
    <meta:document-statistic meta:table-count="0" meta:image-count="0" meta:object-count="0" meta:page-count="1" meta:paragraph-count="13" meta:word-count="135" meta:character-count="797" meta:non-whitespace-character-count="670"/>
  </office:meta>
</office:document-meta>
</file>